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0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7.555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7.152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6.2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7.732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1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r16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dddddd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/>
    </style:style>
    <style:style style:name="ce4" style:family="table-cell">
      <loext:graphic-properties draw:fill="solid" draw:fill-color="#ffe994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4" style:family="paragraph">
      <style:paragraph-properties fo:margin-top="0.1cm" fo:margin-bottom="0.1cm" fo:text-align="start"/>
    </style:style>
    <style:style style:name="P5" style:family="paragraph">
      <style:paragraph-properties fo:margin-top="0.1cm" fo:margin-bottom="0.1cm" fo:text-align="start"/>
      <style:text-properties style:font-name="DejaVu Sans1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text-align="start" style:writing-mode="lr-tb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200%" fo:text-align="star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line-height="200%" fo:text-align="start"/>
      <style:text-properties fo:font-size="16pt" style:font-size-asian="16pt" style:font-size-complex="16pt" fo:hyphenate="false" loext:hyphenation-no-caps="false" loext:hyphenation-no-last-word="false"/>
    </style:style>
    <style:style style:name="P14" style:family="paragraph">
      <style:paragraph-properties fo:margin-left="0cm" fo:margin-right="0cm" fo:line-height="200%" fo:text-align="start" fo:text-indent="0cm"/>
      <style:text-properties fo:font-size="16pt" style:font-size-asian="16pt" style:font-size-complex="16pt" fo:hyphenate="false" loext:hyphenation-no-caps="false" loext:hyphenation-no-last-word="false"/>
    </style:style>
    <style:style style:name="P15" style:family="paragraph">
      <style:paragraph-properties fo:text-align="start" style:writing-mode="lr-tb"/>
      <style:text-properties fo:font-size="16pt" style:font-size-asian="16pt" style:font-size-complex="16pt"/>
    </style:style>
    <style:style style:name="P16" style:family="paragraph">
      <style:paragraph-properties fo:line-height="200%" fo:text-align="start"/>
      <style:text-properties fo:font-size="16pt" style:font-size-asian="16pt" style:font-size-complex="16pt"/>
    </style:style>
    <style:style style:name="P17" style:family="paragraph">
      <style:paragraph-properties fo:text-align="center"/>
    </style:style>
    <style:style style:name="P18" style:family="paragraph"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none"/>
      <style:paragraph-properties style:writing-mode="lr-tb"/>
      <style:text-properties style:font-name="Droid Sans Mono1" fo:font-size="11pt" style:font-size-asian="11pt" style:font-size-complex="11pt"/>
    </style:style>
    <style:style style:name="P20" style:family="paragraph">
      <style:paragraph-properties fo:margin-left="0cm" fo:margin-right="0cm" fo:line-height="200%" fo:text-align="start" fo:text-indent="0cm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text-align="start" style:writing-mode="lr-tb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left="0cm" fo:margin-right="0cm" fo:text-align="start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1" fo:font-size="18pt" fo:language="ru" fo:country="RU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style:font-name="Droid Sans Mono1" fo:font-size="11pt" style:font-size-asian="11pt" style:font-size-complex="11pt"/>
    </style:style>
    <style:style style:name="T2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-33% 58%" fo:font-size="18pt" style:font-size-asian="18pt" style:font-size-complex="18pt"/>
    </style:style>
    <style:style style:name="T28" style:family="text">
      <style:text-properties fo:font-size="12pt" fo:font-style="italic" style:font-size-asian="12pt" style:font-style-asian="italic" style:font-size-complex="12pt" style:font-style-complex="italic"/>
    </style:style>
    <style:style style:name="T29" style:family="text">
      <style:text-properties fo:font-size="18pt" style:text-underline-style="none" style:font-size-asian="18pt" style:font-size-complex="18pt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32" style:family="text">
      <style:text-properties style:font-name="Droid Sans Mono1" fo:font-size="16pt" style:font-size-asian="16pt" style:font-size-complex="16pt"/>
    </style:style>
    <style:style style:name="T33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4" style:family="text">
      <style:text-properties style:font-name="Droid Sans Mono1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</text:span><text:span text:style-name="T1">атичес</text:span><text:span text:style-name="T1">кая </text:span><text:span text:style-name="T1">обрабо</text:span><text:span text:style-name="T1">тка </text:span><text:span text:style-name="T1">тексто</text:span><text:span text:style-name="T1">в на </text:span><text:span text:style-name="T1">естест</text:span><text:span text:style-name="T1">венно</text:span><text:span text:style-name="T1">м </text:span><text:span text:style-name="T1">языке. </text:span></text:p>
            <text:p><text:span text:style-name="T1">Метод </text:span><text:span text:style-name="T1">частот</text:span><text:span text:style-name="T1">ного </text:span><text:span text:style-name="T1">анализ</text:span><text:span text:style-name="T1">а. 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0.788cm" svg:x="1.8cm" svg:y="6cm">
          <draw:text-box>
            <text:p text:style-name="P2"><text:span text:style-name="T4">Уровни </text:span><text:span text:style-name="T4">сложности </text:span><text:span text:style-name="T4">при </text:span><text:span text:style-name="T4">автоматиче</text:span><text:span text:style-name="T4">ской </text:span><text:span text:style-name="T4">обработке </text:span><text:span text:style-name="T4">текстов</text:span></text:p>
          </draw:text-box>
        </draw:frame>
        <draw:frame draw:style-name="standard" draw:layer="layout" svg:width="22.399cm" svg:height="7.998cm" svg:x="1.723cm" svg:y="7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5">Прагматика</text:span><text:span text:style-name="T6"> - </text:span><text:span text:style-name="T7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5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5"><text:span text:style-name="T8">Синтаксис </text:span><text:span text:style-name="T7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5"><text:span text:style-name="T8">Морфология</text:span><text:span text:style-name="T7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6" draw:layer="layout" svg:width="22.4cm" svg:height="1.339cm" svg:x="1.382cm" svg:y="1.932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draw:frame presentation:style-name="pr5" draw:text-style-name="P9" draw:layer="layout" svg:width="15cm" svg:height="12.8cm" svg:x="4cm" svg:y="5.2cm">
          <draw:text-box>
            <text:p text:style-name="P2"><text:span text:style-name="T11">метод </text:span><text:span text:style-name="T11">частотног</text:span><text:span text:style-name="T11">о анализа</text:span></text:p>
            <text:p text:style-name="P2"><text:span text:style-name="T12"/></text:p>
            <text:p text:style-name="P2"><text:span text:style-name="T13">Какие задачи </text:span><text:span text:style-name="T13">можно </text:span><text:span text:style-name="T13">решать?</text:span></text:p>
            <text:p text:style-name="P8"><text:span text:style-name="T12"/></text:p>
            <text:list text:style-name="L1">
              <text:list-item>
                <text:p text:style-name="P2"><text:span text:style-name="T14"><text:s/></text:span><text:span text:style-name="T14">сортировка</text:span><text:span text:style-name="T12"> </text:span><text:span text:style-name="T12">по заданным </text:span><text:span text:style-name="T12">темам</text:span></text:p>
                <text:p text:style-name="P2"><text:span text:style-name="T12"/></text:p>
              </text:list-item>
              <text:list-item>
                <text:p text:style-name="P8"><text:span text:style-name="T12"><text:s/></text:span><text:span text:style-name="T12">определение </text:span><text:span text:style-name="T12">авторства</text:span></text:p>
                <text:p text:style-name="P8"><text:span text:style-name="T12"/></text:p>
              </text:list-item>
              <text:list-item>
                <text:p text:style-name="P8"><text:span text:style-name="T12"><text:s/></text:span><text:span text:style-name="T12">определение </text:span><text:span text:style-name="T12">тона текста</text:span></text:p>
                <text:p text:style-name="P8"><text:span text:style-name="T12"/></text:p>
              </text:list-item>
              <text:list-item>
                <text:p text:style-name="P8"><text:span text:style-name="T12"><text:s/></text:span><text:span text:style-name="T12">поиск </text:span><text:span text:style-name="T12">похожих </text:span><text:span text:style-name="T12">текстов</text:span></text:p>
              </text:list-item>
            </text:list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3">текст должен </text:span><text:span text:style-name="T3">содержать </text:span><text:span text:style-name="T3">слова в </text:span><text:span text:style-name="T3">достаточном </text:span><text:span text:style-name="T3">количестве</text:span></text:p>
            <text:p text:style-name="P2"><text:span text:style-name="T12"/></text:p>
            <text:p text:style-name="P2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9" draw:layer="layout" svg:width="13.8cm" svg:height="7.555cm" svg:x="4.8cm" svg:y="4.645cm">
          <draw:text-box>
            <text:p text:style-name="P2"><text:span text:style-name="T15">Общая </text:span><text:span text:style-name="T15">схема </text:span><text:span text:style-name="T15">системы </text:span><text:span text:style-name="T15">обработки </text:span><text:span text:style-name="T15">текстов</text:span></text:p>
            <text:list text:style-name="L3">
              <text:list-item>
                <text:p text:style-name="P11"><text:span text:style-name="T12"><text:s/></text:span><text:span text:style-name="T12">подбор </text:span><text:span text:style-name="T12">текстов для </text:span><text:span text:style-name="T12">обучения </text:span><text:span text:style-name="T12">модели</text:span></text:p>
              </text:list-item>
              <text:list-item>
                <text:p text:style-name="P11"><text:span text:style-name="T12"><text:s/></text:span><text:span text:style-name="T12">извлечение </text:span><text:span text:style-name="T12">признаков из </text:span><text:span text:style-name="T12">текста</text:span></text:p>
              </text:list-item>
              <text:list-item>
                <text:p text:style-name="P11"><text:span text:style-name="T12"><text:s/></text:span><text:span text:style-name="T12">обучение </text:span><text:span text:style-name="T12">модели ML</text:span></text:p>
              </text:list-item>
              <text:list-item>
                <text:p text:style-name="P11"><text:span text:style-name="T12"><text:s/></text:span><text:span text:style-name="T12">тестирование </text:span><text:span text:style-name="T12">результата</text:span></text:p>
              </text:list-item>
            </text:list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15" draw:layer="layout" svg:width="16.2cm" svg:height="7.525cm" svg:x="9.4cm" svg:y="11.448cm">
          <draw:text-box>
            <text:p text:style-name="P12"><text:span text:style-name="T16">BoW (bag of </text:span><text:span text:style-name="T16">words) - </text:span><text:span text:style-name="T16">извлечение </text:span><text:span text:style-name="T16">признаков из </text:span><text:span text:style-name="T16">текста </text:span></text:p>
            <text:list text:style-name="L4">
              <text:list-item>
                <text:p text:style-name="P13"><text:span text:style-name="T17">определе</text:span><text:span text:style-name="T17">ние языка</text:span></text:p>
              </text:list-item>
              <text:list-item>
                <text:p text:style-name="P13"><text:span text:style-name="T17">токенизац</text:span><text:span text:style-name="T17">ия <text:s/></text:span></text:p>
              </text:list-item>
              <text:list-item>
                <text:p text:style-name="P13"><text:span text:style-name="T17">очистка</text:span></text:p>
              </text:list-item>
              <text:list-item>
                <text:p text:style-name="P14"><text:span text:style-name="T17">составле</text:span><text:span text:style-name="T17">ние </text:span><text:span text:style-name="T17">словаря</text:span></text:p>
              </text:list-item>
              <text:list-item>
                <text:p text:style-name="P13"><text:span text:style-name="T17">частотны</text:span><text:span text:style-name="T17">й анализ </text:span><text:span text:style-name="T17">текстов по </text:span><text:span text:style-name="T17">словарю</text:span></text:p>
              </text:list-item>
            </text:list>
            <text:p text:style-name="P12"><text:span text:style-name="T17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draw:frame presentation:style-name="pr8" draw:text-style-name="P15" draw:layer="layout" svg:width="12.6cm" svg:height="6.2cm" svg:x="1.6cm" svg:y="4.2cm">
          <draw:text-box>
            <text:p text:style-name="P12"><text:span text:style-name="T18">Общая схема </text:span><text:span text:style-name="T18">системы </text:span><text:span text:style-name="T18">обработки </text:span><text:span text:style-name="T18">текстов</text:span></text:p>
            <text:list text:style-name="L3">
              <text:list-item>
                <text:p text:style-name="P16"><text:span text:style-name="T17"><text:s/></text:span><text:span text:style-name="T17">подбор </text:span><text:span text:style-name="T17">текстов для </text:span><text:span text:style-name="T17">обучения </text:span><text:span text:style-name="T17">модели</text:span></text:p>
              </text:list-item>
              <text:list-item>
                <text:p text:style-name="P16"><text:span text:style-name="T19"><text:s/></text:span><text:span text:style-name="T19">извлечение </text:span><text:span text:style-name="T19">признаков из </text:span><text:span text:style-name="T19">текста</text:span></text:p>
              </text:list-item>
              <text:list-item>
                <text:p text:style-name="P16"><text:span text:style-name="T17"><text:s/></text:span><text:span text:style-name="T17">обучение </text:span><text:span text:style-name="T17">модели ML</text:span></text:p>
              </text:list-item>
              <text:list-item>
                <text:p text:style-name="P16"><text:span text:style-name="T17"><text:s/></text:span><text:span text:style-name="T17">тестирование </text:span><text:span text:style-name="T17">результата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text-style-name="P18" draw:layer="layout" svg:width="19.2cm" svg:height="8.533cm" svg:x="3.2cm" svg:y="4.154cm">
          <draw:text-box>
            <text:p text:style-name="P17"><text:span text:style-name="T15">извлечение </text:span><text:span text:style-name="T15">признаков </text:span><text:span text:style-name="T15">из текста</text:span></text:p>
            <text:p text:style-name="P17"><text:span text:style-name="T20"/></text:p>
            <text:p text:style-name="P17"><text:span text:style-name="T20">токенизация</text:span></text:p>
            <text:p text:style-name="P17"><text:span text:style-name="T12"/></text:p>
            <text:p text:style-name="P17"><text:span text:style-name="T12"/></text:p>
            <text:p text:style-name="P17"><text:span text:style-name="T12">разбиения </text:span><text:span text:style-name="T12">текста на </text:span><text:span text:style-name="T12">отдельные </text:span><text:span text:style-name="T12">слова</text:span></text:p>
            <text:p text:style-name="P17"><text:span text:style-name="T12">и/или </text:span><text:span text:style-name="T12">словосочетан</text:span><text:span text:style-name="T12">ия</text:span></text:p>
            <text:p text:style-name="P17"><text:span text:style-name="T12"/></text:p>
            <text:p text:style-name="P17"><text:span text:style-name="T21">10кг, АИ-97, </text:span><text:span text:style-name="T21">к.ф.м.н.</text:span><text:span text:style-name="T12"> </text:span></text:p>
            <text:p text:style-name="P17"><text:span text:style-name="T12"/></text:p>
            <text:p text:style-name="P17"><text:span text:style-name="T12"/></text:p>
            <text:p text:style-name="P17"><text:span text:style-name="T12">n-gram - </text:span><text:span text:style-name="T12">последовател</text:span><text:span text:style-name="T12">ьность из n </text:span><text:span text:style-name="T12">слов</text:span></text:p>
          </draw:text-box>
        </draw:frame>
        <draw:frame draw:style-name="gr2" draw:text-style-name="P19" draw:layer="layout" svg:width="18.983cm" svg:height="3.199cm" svg:x="4.617cm" svg:y="15.4cm">
          <draw:text-box>
            <text:p><text:span text:style-name="T22">Законодательная </text:span><text:span text:style-name="T22">дума Хабаровского </text:span><text:span text:style-name="T22">края </text:span><text:span text:style-name="T22">(duma.khv.ru)</text:span></text:p>
            <text:p><text:span text:style-name="T22"/></text:p>
            <text:p><text:span text:style-name="T22">[ 'Законодательна</text:span><text:span text:style-name="T22">я', 'дума', </text:span><text:span text:style-name="T22">'Хабаровского', </text:span><text:span text:style-name="T22">'края', </text:span><text:span text:style-name="T22">'(duma.khv.ru)' ]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5" draw:layer="layout" svg:width="16.4cm" svg:height="11cm" svg:x="1.8cm" svg:y="4.8cm">
          <draw:text-box>
            <text:p text:style-name="P12"><text:span text:style-name="T18">очистка текста</text:span></text:p>
            <text:p text:style-name="P12"><text:span text:style-name="T23"/></text:p>
            <text:p text:style-name="P12"><text:span text:style-name="T24">способ </text:span><text:span text:style-name="T24">очистки </text:span><text:span text:style-name="T24">зависит от </text:span><text:span text:style-name="T24">задачи</text:span></text:p>
            <text:p text:style-name="P12"><text:span text:style-name="T17"/></text:p>
            <text:list text:style-name="L1">
              <text:list-item>
                <text:p text:style-name="P20"><text:span text:style-name="T17"><text:s/></text:span><text:span text:style-name="T17">удаление </text:span><text:span text:style-name="T17">лишних </text:span><text:span text:style-name="T17">символов </text:span><text:span text:style-name="T17">(знаки </text:span><text:span text:style-name="T17">препинания и </text:span><text:span text:style-name="T17">т. п.)</text:span></text:p>
              </text:list-item>
              <text:list-item>
                <text:p text:style-name="P20"><text:span text:style-name="T17"><text:s/></text:span><text:span text:style-name="T17">удаление </text:span><text:span text:style-name="T17">стоп-слов </text:span><text:span text:style-name="T17">(предлоги и </text:span><text:span text:style-name="T17">т.п.)</text:span></text:p>
              </text:list-item>
              <text:list-item>
                <text:p text:style-name="P20"><text:span text:style-name="T17"><text:s/></text:span><text:span text:style-name="T17">преобразовани</text:span><text:span text:style-name="T17">е чисел, </text:span><text:span text:style-name="T17">интернет </text:span><text:span text:style-name="T17">ссылок и т.п.</text:span></text:p>
              </text:list-item>
              <text:list-item>
                <text:p text:style-name="P20"><text:span text:style-name="T17"><text:s/></text:span><text:span text:style-name="T17">лемматизация </text:span><text:span text:style-name="T17">- приведение </text:span><text:span text:style-name="T17">слов к </text:span><text:span text:style-name="T17">нормальному </text:span><text:span text:style-name="T17">виду</text:span></text:p>
              </text:list-item>
              <text:list-item>
                <text:p text:style-name="P20"><text:span text:style-name="T17"><text:s/></text:span><text:span text:style-name="T17">стеминг - </text:span><text:span text:style-name="T17">выделение </text:span><text:span text:style-name="T17">основ слов <text:s/></text:span></text:p>
              </text:list-item>
              <text:list-item>
                <text:p text:style-name="P20"><text:span text:style-name="T17"><text:s/></text:span><text:span text:style-name="T17">ограничение </text:span><text:span text:style-name="T17">по частоте </text:span><text:span text:style-name="T17">(min, max)</text:span></text:p>
              </text:list-item>
            </text:list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draw:frame draw:style-name="gr3" draw:text-style-name="P21" draw:layer="layout" svg:width="8.4cm" svg:height="3.128cm" svg:x="18.8cm" svg:y="6.4cm">
          <draw:text-box>
            <text:p text:style-name="P2"><text:span text:style-name="T25">Законодательная </text:span><text:span text:style-name="T25">дума Хабаровского </text:span><text:span text:style-name="T25">края (duma.khv.ru) </text:span><text:span text:style-name="T25">Состоялось</text:span></text:p>
            <text:p text:style-name="P2"><text:span text:style-name="T25">очередное заседание </text:span><text:span text:style-name="T25">Думы На последнем </text:span><text:span text:style-name="T25">перед каникулами </text:span><text:span text:style-name="T25">очередном заседании</text:span></text:p>
            <text:p text:style-name="P2"><text:span text:style-name="T25">Законодательной </text:span><text:span text:style-name="T25">Думы Хабаровского </text:span><text:span text:style-name="T25">края, состоявшемся </text:span><text:span text:style-name="T25">28</text:span></text:p>
          </draw:text-box>
        </draw:frame>
        <draw:frame draw:style-name="gr4" draw:text-style-name="P21" draw:layer="layout" svg:width="4.642cm" svg:height="8.472cm" svg:x="20.558cm" svg:y="10.728cm">
          <draw:text-box>
            <text:p text:style-name="P2"><text:span text:style-name="T25">'законодательн',</text:span></text:p>
            <text:p text:style-name="P2"><text:span text:style-name="T25">'дум',</text:span></text:p>
            <text:p text:style-name="P2"><text:span text:style-name="T25">'хабаровск',</text:span></text:p>
            <text:p text:style-name="P2"><text:span text:style-name="T25">'кра',</text:span></text:p>
            <text:p text:style-name="P2"><text:span text:style-name="T25">'состоя',</text:span></text:p>
            <text:p text:style-name="P2"><text:span text:style-name="T25">'очередн',</text:span></text:p>
            <text:p text:style-name="P2"><text:span text:style-name="T25">'заседан',</text:span></text:p>
            <text:p text:style-name="P2"><text:span text:style-name="T25">'дум',</text:span></text:p>
            <text:p text:style-name="P2"><text:span text:style-name="T25">'последн',</text:span></text:p>
            <text:p text:style-name="P2"><text:span text:style-name="T25">'перед',</text:span></text:p>
            <text:p text:style-name="P2"><text:span text:style-name="T25">'каникул',</text:span></text:p>
            <text:p text:style-name="P2"><text:span text:style-name="T25">'очередн',</text:span></text:p>
            <text:p text:style-name="P2"><text:span text:style-name="T25">'заседан',</text:span></text:p>
            <text:p text:style-name="P2"><text:span text:style-name="T25">'законодательн',</text:span></text:p>
            <text:p text:style-name="P2"><text:span text:style-name="T25">'дум',</text:span></text:p>
            <text:p text:style-name="P2"><text:span text:style-name="T25">'хабаровск',</text:span></text:p>
            <text:p text:style-name="P2"><text:span text:style-name="T25">'кра',</text:span></text:p>
            <text:p text:style-name="P2"><text:span text:style-name="T25">'состоя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1" draw:text-style-name="P18" draw:layer="layout" svg:width="19.2cm" svg:height="3.246cm" svg:x="3.2cm" svg:y="4.154cm">
          <draw:text-box>
            <text:p text:style-name="P17"><text:span text:style-name="T15">извлечение </text:span><text:span text:style-name="T15">признаков </text:span><text:span text:style-name="T15">из текста</text:span></text:p>
            <text:p text:style-name="P17"><text:span text:style-name="T20">составление </text:span><text:span text:style-name="T20">словаря</text:span></text:p>
            <text:p text:style-name="P17"><text:span text:style-name="T12"/></text:p>
            <text:p text:style-name="P17"><text:span text:style-name="T12">из </text:span><text:span text:style-name="T12">очищенного </text:span><text:span text:style-name="T12">текста </text:span><text:span text:style-name="T12">извлекаем </text:span><text:span text:style-name="T12">словарь</text:span></text:p>
          </draw:text-box>
        </draw:frame>
        <draw:frame draw:style-name="gr5" draw:text-style-name="P21" draw:layer="layout" svg:width="4.312cm" svg:height="7.649cm" svg:x="10.2cm" svg:y="10.6cm">
          <draw:text-box>
            <text:p text:style-name="P2"><text:span text:style-name="T25">[</text:span></text:p>
            <text:p text:style-name="P2"><text:span text:style-name="T25"><text:s/></text:span><text:span text:style-name="T25">'администрац',</text:span></text:p>
            <text:p text:style-name="P2"><text:span text:style-name="T25"><text:s/></text:span><text:span text:style-name="T25">'большинств',</text:span></text:p>
            <text:p text:style-name="P2"><text:span text:style-name="T25"><text:s/></text:span><text:span text:style-name="T25">'бурн',</text:span></text:p>
            <text:p text:style-name="P2"><text:span text:style-name="T25"><text:s/></text:span><text:span text:style-name="T25">'бюджетн',</text:span></text:p>
            <text:p text:style-name="P2"><text:span text:style-name="T25"><text:s/></text:span><text:span text:style-name="T25">'верхнебуреинск',</text:span></text:p>
            <text:p text:style-name="P2"><text:span text:style-name="T25"><text:s/></text:span><text:span text:style-name="T25">'власт',</text:span></text:p>
            <text:p text:style-name="P2"><text:span text:style-name="T25"><text:s/></text:span><text:span text:style-name="T25">'возьмет',</text:span></text:p>
            <text:p text:style-name="P2"><text:span text:style-name="T25"><text:s/></text:span><text:span text:style-name="T25">'войдет',</text:span></text:p>
            <text:p text:style-name="P2"><text:span text:style-name="T25"><text:s/></text:span><text:span text:style-name="T25">'вопрос',</text:span></text:p>
            <text:p text:style-name="P2"><text:span text:style-name="T25"><text:s/></text:span><text:span text:style-name="T25">'врем',</text:span></text:p>
            <text:p text:style-name="P2"><text:span text:style-name="T25"><text:s/></text:span><text:span text:style-name="T25">'втор',</text:span></text:p>
            <text:p text:style-name="P2"><text:span text:style-name="T25"><text:s/></text:span><text:span text:style-name="T25">'вызва',</text:span></text:p>
            <text:p text:style-name="P2"><text:span text:style-name="T25"><text:s/></text:span><text:span text:style-name="T25">'год', </text:span></text:p>
            <text:p text:style-name="P2"><text:span text:style-name="T25"><text:s text:c="2"/></text:span><text:span text:style-name="T25">...</text:span></text:p>
            <text:p text:style-name="P2"><text:span text:style-name="T25">]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2" draw:text-style-name="P18" draw:layer="layout" svg:width="21.8cm" svg:height="9.526cm" svg:x="3.2cm" svg:y="4.154cm">
          <draw:text-box>
            <text:p text:style-name="P17"><text:span text:style-name="T15">извлечение </text:span><text:span text:style-name="T15">признаков </text:span><text:span text:style-name="T15">из текста</text:span></text:p>
            <text:p text:style-name="P17"><text:span text:style-name="T20"/></text:p>
            <text:p text:style-name="P17"><text:span text:style-name="T20">частотный </text:span><text:span text:style-name="T20">анализ </text:span><text:span text:style-name="T20">текстов по </text:span><text:span text:style-name="T20">словарю</text:span></text:p>
            <text:p text:style-name="P17"><text:span text:style-name="T12"/></text:p>
            <text:p text:style-name="P17"><text:span text:style-name="T26">простой </text:span><text:span text:style-name="T12">частотный </text:span><text:span text:style-name="T12">анализ</text:span></text:p>
            <text:p text:style-name="P17"><text:span text:style-name="T26">считаем </text:span><text:span text:style-name="T12">в </text:span><text:span text:style-name="T12">тексте t </text:span><text:span text:style-name="T12">количество </text:span><text:span text:style-name="T12">повторов x</text:span><text:span text:style-name="T27">i</text:span><text:span text:style-name="T12"> </text:span></text:p>
            <text:p text:style-name="P17"><text:span text:style-name="T12">каждого </text:span><text:span text:style-name="T12">слова v</text:span><text:span text:style-name="T27">i</text:span><text:span text:style-name="T12"> из </text:span><text:span text:style-name="T12">словаря V</text:span></text:p>
            <text:p text:style-name="P17"><text:span text:style-name="T12"/></text:p>
            <text:p text:style-name="P17"><text:span text:style-name="T12"/></text:p>
            <text:p text:style-name="P22"><text:span text:style-name="T12"/></text:p>
            <text:p text:style-name="P17"><text:span text:style-name="T28">текст должен </text:span><text:span text:style-name="T28">содержать слова в </text:span><text:span text:style-name="T28">достаточном </text:span><text:span text:style-name="T28">количестве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3" draw:text-style-name="P18" draw:layer="layout" svg:width="21.8cm" svg:height="11.681cm" svg:x="3.2cm" svg:y="4.154cm">
          <draw:text-box>
            <text:p text:style-name="P17"><text:span text:style-name="T15">извлечение </text:span><text:span text:style-name="T15">признаков </text:span><text:span text:style-name="T15">из текста</text:span></text:p>
            <text:p text:style-name="P17"><text:span text:style-name="T15"/></text:p>
            <text:p text:style-name="P17"><text:span text:style-name="T20">частотный </text:span><text:span text:style-name="T20">анализ </text:span><text:span text:style-name="T20">текстов по </text:span><text:span text:style-name="T20">словарю</text:span></text:p>
            <text:p text:style-name="P17"><text:span text:style-name="T12"/></text:p>
            <text:p text:style-name="P17"><text:span text:style-name="T26">простой </text:span><text:span text:style-name="T12">частотный </text:span><text:span text:style-name="T12">анализ</text:span></text:p>
            <text:p text:style-name="P17"><text:span text:style-name="T26">считаем </text:span><text:span text:style-name="T12">в </text:span><text:span text:style-name="T12">тексте t </text:span><text:span text:style-name="T12">количество </text:span><text:span text:style-name="T12">повторов x</text:span><text:span text:style-name="T27">i</text:span><text:span text:style-name="T12"> </text:span></text:p>
            <text:p text:style-name="P17"><text:span text:style-name="T12">каждого </text:span><text:span text:style-name="T12">слова v</text:span><text:span text:style-name="T27">i</text:span><text:span text:style-name="T12"> из </text:span><text:span text:style-name="T12">словаря V</text:span></text:p>
            <text:p text:style-name="P17"><text:span text:style-name="T12"/></text:p>
            <text:p text:style-name="P17"><text:span text:style-name="T15">Проблема:</text:span><text:span text:style-name="T12"> </text:span><text:span text:style-name="T12">значения x </text:span><text:span text:style-name="T12">зависят от </text:span><text:span text:style-name="T12">размера </text:span><text:span text:style-name="T12">текста t,</text:span></text:p>
            <text:p text:style-name="P17"><text:span text:style-name="T12">чем больше </text:span><text:span text:style-name="T12">текст тем </text:span><text:span text:style-name="T12">больше </text:span><text:span text:style-name="T12">повторов</text:span></text:p>
            <text:p text:style-name="P17"><text:span text:style-name="T12"/></text:p>
            <text:p text:style-name="P17"><text:span text:style-name="T15">Решение:</text:span><text:span text:style-name="T12"> </text:span><text:span text:style-name="T12">нормализова</text:span><text:span text:style-name="T12">нный </text:span><text:span text:style-name="T12">частотный </text:span><text:span text:style-name="T12">анализ (TF, </text:span><text:span text:style-name="T12">term </text:span><text:span text:style-name="T12">frequency)</text:span></text:p>
            <text:p text:style-name="P17"><text:span text:style-name="T12">значения </text:span><text:span text:style-name="T12">частоты x </text:span><text:span text:style-name="T12">делятся на </text:span><text:span text:style-name="T12">общее число </text:span><text:span text:style-name="T12">слов в тексте </text:span><text:span text:style-name="T12">t.</text:span></text:p>
            <text:p text:style-name="P17"><text:span text:style-name="T12"/></text:p>
            <text:p text:style-name="P17"><text:span text:style-name="T12">TF(t,V) = </text:span><text:span text:style-name="T12">x(t,V) / size(t)</text:span></text:p>
            <text:p text:style-name="P17"><text:span text:style-name="T12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4" draw:text-style-name="P18" draw:layer="layout" svg:width="21.8cm" svg:height="13.971cm" svg:x="3.2cm" svg:y="4.154cm">
          <draw:text-box>
            <text:p text:style-name="P17"><text:span text:style-name="T15">извлечение </text:span><text:span text:style-name="T15">признаков </text:span><text:span text:style-name="T15">из текста</text:span></text:p>
            <text:p text:style-name="P17"><text:span text:style-name="T20">частотный </text:span><text:span text:style-name="T20">анализ </text:span><text:span text:style-name="T20">текстов по </text:span><text:span text:style-name="T20">словарю</text:span></text:p>
            <text:p text:style-name="P17"><text:span text:style-name="T12"/></text:p>
            <text:p text:style-name="P17"><text:span text:style-name="T13"/></text:p>
            <text:p text:style-name="P17"><text:span text:style-name="T13">Удалять </text:span><text:span text:style-name="T13">часто </text:span><text:span text:style-name="T13">употребляем</text:span><text:span text:style-name="T13">ые слова или </text:span><text:span text:style-name="T13">нет?</text:span></text:p>
            <text:p text:style-name="P17"><text:span text:style-name="T12"><text:s/></text:span></text:p>
            <text:p text:style-name="P17"><text:span text:style-name="T12"><text:s/></text:span></text:p>
            <text:p text:style-name="P17"><text:span text:style-name="T12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4" draw:text-style-name="P18" draw:layer="layout" svg:width="21.8cm" svg:height="13.971cm" svg:x="3.2cm" svg:y="4.154cm">
          <draw:text-box>
            <text:p text:style-name="P17"><text:span text:style-name="T15">извлечение </text:span><text:span text:style-name="T15">признаков </text:span><text:span text:style-name="T15">из текста</text:span></text:p>
            <text:p text:style-name="P17"><text:span text:style-name="T20">частотный </text:span><text:span text:style-name="T20">анализ </text:span><text:span text:style-name="T20">текстов по </text:span><text:span text:style-name="T20">словарю</text:span></text:p>
            <text:p text:style-name="P17"><text:span text:style-name="T12"/></text:p>
            <text:p text:style-name="P17"><text:span text:style-name="T13"/></text:p>
            <text:p text:style-name="P17"><text:span text:style-name="T13">Удалять </text:span><text:span text:style-name="T13">часто </text:span><text:span text:style-name="T13">употребляем</text:span><text:span text:style-name="T13">ые слова или </text:span><text:span text:style-name="T13">нет?</text:span></text:p>
            <text:p text:style-name="P17"><text:span text:style-name="T12"/></text:p>
            <text:p text:style-name="P17"><text:span text:style-name="T12"><text:s/></text:span></text:p>
            <text:p text:style-name="P17"><text:span text:style-name="T12">TF-IDF - </text:span><text:span text:style-name="T12">компромиссн</text:span><text:span text:style-name="T12">ый вариант </text:span><text:span text:style-name="T12">формировани</text:span><text:span text:style-name="T12">я вектор-</text:span><text:span text:style-name="T12">признаков. </text:span></text:p>
            <text:p text:style-name="P17"><text:span text:style-name="T12"><text:s/></text:span></text:p>
            <text:p text:style-name="P17"><text:span text:style-name="T12">не </text:span><text:span text:style-name="T12">выбрасывает </text:span><text:span text:style-name="T12">часто </text:span><text:span text:style-name="T12">употребляем</text:span><text:span text:style-name="T12">ые слова из </text:span><text:span text:style-name="T12">словаря </text:span></text:p>
            <text:p text:style-name="P17"><text:span text:style-name="T12">но </text:span><text:span text:style-name="T12">уменьшает их </text:span><text:span text:style-name="T12">вес в вектор-</text:span><text:span text:style-name="T12">признаке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18" draw:layer="layout" svg:width="21.8cm" svg:height="15.643cm" svg:x="3.2cm" svg:y="4cm">
          <draw:text-box>
            <text:p text:style-name="P17"><text:span text:style-name="T15">извлечение </text:span><text:span text:style-name="T15">признаков </text:span><text:span text:style-name="T15">из текста</text:span></text:p>
            <text:p text:style-name="P17"><text:span text:style-name="T20">частотный </text:span><text:span text:style-name="T20">анализ </text:span><text:span text:style-name="T20">текстов по </text:span><text:span text:style-name="T20">словарю</text:span></text:p>
            <text:p text:style-name="P17"><text:span text:style-name="T12"/></text:p>
            <text:p text:style-name="P17"><text:span text:style-name="T13">Удалять </text:span><text:span text:style-name="T13">часто </text:span><text:span text:style-name="T13">употребляем</text:span><text:span text:style-name="T13">ые слова или </text:span><text:span text:style-name="T13">нет?</text:span></text:p>
            <text:p text:style-name="P17"><text:span text:style-name="T12"><text:s/></text:span></text:p>
            <text:p text:style-name="P17"><text:span text:style-name="T12">TF-IDF - </text:span><text:span text:style-name="T12">компромиссн</text:span><text:span text:style-name="T12">ый вариант </text:span><text:span text:style-name="T12">формировани</text:span><text:span text:style-name="T12">я вектор-</text:span><text:span text:style-name="T12">признаков. </text:span></text:p>
            <text:p text:style-name="P17"><text:span text:style-name="T12"><text:s/></text:span></text:p>
            <text:p text:style-name="P17"><text:span text:style-name="T12">не </text:span><text:span text:style-name="T12">выбрасывает </text:span><text:span text:style-name="T12">часто </text:span><text:span text:style-name="T12">употребляем</text:span><text:span text:style-name="T12">ые слова из </text:span><text:span text:style-name="T12">словаря </text:span></text:p>
            <text:p text:style-name="P17"><text:span text:style-name="T12">но </text:span><text:span text:style-name="T12">уменьшает их </text:span><text:span text:style-name="T12">вес в вектор-</text:span><text:span text:style-name="T12">признаке </text:span></text:p>
            <text:p text:style-name="P17"><text:span text:style-name="T12"/></text:p>
            <text:p text:style-name="P17"><text:span text:style-name="T12"><text:s/></text:span><text:span text:style-name="T12">коэффициент </text:span><text:span text:style-name="T12">обратной </text:span><text:span text:style-name="T12">частоты (IDF, </text:span><text:span text:style-name="T12">inverse </text:span><text:span text:style-name="T12">document </text:span><text:span text:style-name="T12">frequency)</text:span></text:p>
            <text:p text:style-name="P17"><text:span text:style-name="T12">чем чаще </text:span><text:span text:style-name="T12">встречается </text:span><text:span text:style-name="T12">слово тем </text:span><text:span text:style-name="T12">меньше </text:span><text:span text:style-name="T12">значение его </text:span><text:span text:style-name="T12">IDF</text:span></text:p>
            <text:p text:style-name="P17"><text:span text:style-name="T12"/></text:p>
            <text:p text:style-name="P17"><text:span text:style-name="T26">IDF(v) = log </text:span><text:span text:style-name="T26">size(T) / </text:span><text:span text:style-name="T26">size( T(</text:span><text:span text:style-name="T12">v) <text:s/>)</text:span></text:p>
            <text:p text:style-name="P17"><text:span text:style-name="T12"/></text:p>
            <text:p text:style-name="P17"><text:span text:style-name="T12">количество </text:span><text:span text:style-name="T12">текстов T </text:span></text:p>
            <text:p text:style-name="P17"><text:span text:style-name="T12">разделить на</text:span></text:p>
            <text:p text:style-name="P17"><text:span text:style-name="T26">количество </text:span><text:span text:style-name="T26">текстов T </text:span><text:span text:style-name="T26">содержащих </text:span><text:span text:style-name="T26">слово </text:span><text:span text:style-name="T12">v</text:span></text:p>
            <text:p text:style-name="P17"><text:span text:style-name="T12"/></text:p>
            <text:p text:style-name="P17"><text:span text:style-name="T12">TF-IDF(t,T,v) </text:span><text:span text:style-name="T12">= TF(t,v) * </text:span><text:span text:style-name="T12">IDF(v,T)</text:span></text:p>
            <text:p text:style-name="P17"><text:span text:style-name="T12"><text:s/></text:span></text:p>
            <text:p text:style-name="P17"><text:span text:style-name="T12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4" draw:text-style-name="P18" draw:layer="layout" svg:width="21.8cm" svg:height="13.971cm" svg:x="3.2cm" svg:y="4.154cm">
          <draw:text-box>
            <text:p text:style-name="P17"><text:span text:style-name="T15">извлечение </text:span><text:span text:style-name="T15">признаков </text:span><text:span text:style-name="T15">из текста</text:span></text:p>
            <text:p text:style-name="P17"><text:span text:style-name="T20">частотный </text:span><text:span text:style-name="T20">анализ </text:span><text:span text:style-name="T20">текстов по </text:span><text:span text:style-name="T20">словарю</text:span></text:p>
            <text:p text:style-name="P17"><text:span text:style-name="T13"/></text:p>
            <text:p text:style-name="P17"><text:span text:style-name="T13">хэш-</text:span><text:span text:style-name="T13">векторизация</text:span></text:p>
            <text:p text:style-name="P17"><text:span text:style-name="T29"/></text:p>
            <text:p text:style-name="P17"><text:span text:style-name="T29">заменяем </text:span><text:span text:style-name="T29">слова на их </text:span><text:span text:style-name="T29">хэш </text:span><text:span text:style-name="T29">ограниченной </text:span><text:span text:style-name="T29">длины</text:span></text:p>
            <text:p text:style-name="P17"><text:span text:style-name="T29"/></text:p>
            <text:p text:style-name="P17"><text:span text:style-name="T29">сокращаем </text:span><text:span text:style-name="T29">размер </text:span><text:span text:style-name="T29">словаря </text:span></text:p>
            <text:p text:style-name="P17"><text:span text:style-name="T29">и число </text:span><text:span text:style-name="T29">признаков</text:span></text:p>
            <text:p text:style-name="P17"><text:span text:style-name="T29"/></text:p>
            <text:p text:style-name="P17"><text:span text:style-name="T29">экономия </text:span><text:span text:style-name="T29">ресурсов для </text:span><text:span text:style-name="T29">больших </text:span><text:span text:style-name="T29">датасетов</text:span></text:p>
            <text:p text:style-name="P17"><text:span text:style-name="T12"><text:s/></text:span></text:p>
            <text:p text:style-name="P17"><text:span text:style-name="T12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4" draw:text-style-name="P24" draw:layer="layout" svg:width="21.8cm" svg:height="13.971cm" svg:x="3.2cm" svg:y="4.154cm">
          <draw:text-box>
            <text:p text:style-name="P23"><text:span text:style-name="T15">практическо</text:span><text:span text:style-name="T15">е </text:span><text:span text:style-name="T15">применение</text:span></text:p>
            <text:p text:style-name="P23"><text:span text:style-name="T15"/></text:p>
            <text:p text:style-name="P23"><text:span text:style-name="T15">сортировка </text:span><text:span text:style-name="T15">по заданным </text:span><text:span text:style-name="T15">темам</text:span><text:span text:style-name="T14"> - </text:span><text:span text:style-name="T14">классификац</text:span><text:span text:style-name="T14">ия</text:span></text:p>
            <text:p text:style-name="P23"><text:span text:style-name="T14">собираем и </text:span><text:span text:style-name="T14">размечаем </text:span><text:span text:style-name="T14">тексты </text:span></text:p>
            <text:p text:style-name="P23"><text:span text:style-name="T14">чистим текст</text:span></text:p>
            <text:p text:style-name="P23"><text:span text:style-name="T14">применяем </text:span><text:span text:style-name="T14">частотный </text:span><text:span text:style-name="T14">анализ</text:span></text:p>
            <text:p text:style-name="P23"><text:span text:style-name="T14">обучаем </text:span><text:span text:style-name="T14">классификато</text:span><text:span text:style-name="T14">р</text:span></text:p>
            <text:p text:style-name="P23"><text:span text:style-name="T14">тестируем </text:span></text:p>
            <text:p text:style-name="P8"><text:span text:style-name="T1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4" draw:text-style-name="P24" draw:layer="layout" svg:width="21.8cm" svg:height="13.971cm" svg:x="3.2cm" svg:y="4.154cm">
          <draw:text-box>
            <text:p text:style-name="P23"><text:span text:style-name="T15">практическо</text:span><text:span text:style-name="T15">е </text:span><text:span text:style-name="T15">применение</text:span></text:p>
            <text:p text:style-name="P23"><text:span text:style-name="T15"/></text:p>
            <text:p text:style-name="P23"><text:span text:style-name="T15">сортировка </text:span><text:span text:style-name="T15">по заданным </text:span><text:span text:style-name="T15">темам</text:span><text:span text:style-name="T14"> - </text:span><text:span text:style-name="T14">классификац</text:span><text:span text:style-name="T14">ия</text:span></text:p>
            <text:p text:style-name="P23"><text:span text:style-name="T14">собираем и </text:span><text:span text:style-name="T14">размечаем </text:span><text:span text:style-name="T14">тексты </text:span></text:p>
            <text:p text:style-name="P23"><text:span text:style-name="T14">чистим текст</text:span></text:p>
            <text:p text:style-name="P23"><text:span text:style-name="T14">применяем </text:span><text:span text:style-name="T14">частотный </text:span><text:span text:style-name="T14">анализ</text:span></text:p>
            <text:p text:style-name="P23"><text:span text:style-name="T14">обучаем </text:span><text:span text:style-name="T14">классификато</text:span><text:span text:style-name="T14">р</text:span></text:p>
            <text:p text:style-name="P23"><text:span text:style-name="T14">тестируем </text:span></text:p>
            <text:p text:style-name="P8"><text:span text:style-name="T14"/></text:p>
            <text:p text:style-name="P8"><text:span text:style-name="T14"/></text:p>
            <text:p text:style-name="P8"><text:span text:style-name="T30">определение </text:span><text:span text:style-name="T30">авторства</text:span><text:span text:style-name="T14"> - </text:span><text:span text:style-name="T14">классификац</text:span><text:span text:style-name="T14">ия</text:span></text:p>
            <text:p text:style-name="P8"><text:span text:style-name="T14">собираем и </text:span><text:span text:style-name="T14">размечаем </text:span><text:span text:style-name="T14">тексты </text:span></text:p>
            <text:p text:style-name="P8"><text:span text:style-name="T14">чистим текст </text:span><text:span text:style-name="T14">(частота </text:span><text:span text:style-name="T14">употребления </text:span><text:span text:style-name="T14">предлогов - </text:span><text:span text:style-name="T14">важный </text:span><text:span text:style-name="T14">признак)</text:span></text:p>
            <text:p text:style-name="P8"><text:span text:style-name="T14">применяем </text:span><text:span text:style-name="T14">частотный </text:span><text:span text:style-name="T14">анализ</text:span></text:p>
            <text:p text:style-name="P8"><text:span text:style-name="T14">обучаем </text:span><text:span text:style-name="T14">классификато</text:span><text:span text:style-name="T14">р</text:span></text:p>
            <text:p text:style-name="P8"><text:span text:style-name="T14">тестируем </text:span></text:p>
            <text:p text:style-name="P2"><text:span text:style-name="T1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6" draw:text-style-name="P25" draw:layer="layout" svg:width="21.8cm" svg:height="14.932cm" svg:x="3.2cm" svg:y="4.154cm">
          <draw:text-box>
            <text:p text:style-name="P23"><text:span text:style-name="T15">практическо</text:span><text:span text:style-name="T15">е </text:span><text:span text:style-name="T15">применение</text:span></text:p>
            <text:p text:style-name="P23"><text:span text:style-name="T15"/></text:p>
            <text:p text:style-name="P23"><text:span text:style-name="T15">сортировка </text:span><text:span text:style-name="T15">по заданным </text:span><text:span text:style-name="T15">темам</text:span><text:span text:style-name="T14"> - </text:span><text:span text:style-name="T14">классификац</text:span><text:span text:style-name="T14">ия</text:span></text:p>
            <text:p text:style-name="P23"><text:span text:style-name="T14">собираем и </text:span><text:span text:style-name="T14">размечаем </text:span><text:span text:style-name="T14">тексты </text:span></text:p>
            <text:p text:style-name="P23"><text:span text:style-name="T14">чистим текст</text:span></text:p>
            <text:p text:style-name="P23"><text:span text:style-name="T14">применяем </text:span><text:span text:style-name="T14">частотный </text:span><text:span text:style-name="T14">анализ</text:span></text:p>
            <text:p text:style-name="P23"><text:span text:style-name="T14">обучаем </text:span><text:span text:style-name="T14">классификато</text:span><text:span text:style-name="T14">р</text:span></text:p>
            <text:p text:style-name="P23"><text:span text:style-name="T14">тестируем </text:span></text:p>
            <text:p text:style-name="P8"><text:span text:style-name="T14"/></text:p>
            <text:p text:style-name="P8"><text:span text:style-name="T30">определение </text:span><text:span text:style-name="T30">авторства</text:span><text:span text:style-name="T14"> - </text:span><text:span text:style-name="T14">классификац</text:span><text:span text:style-name="T14">ия</text:span></text:p>
            <text:p text:style-name="P8"><text:span text:style-name="T14">собираем и </text:span><text:span text:style-name="T14">размечаем </text:span><text:span text:style-name="T14">тексты </text:span></text:p>
            <text:p text:style-name="P8"><text:span text:style-name="T14">чистим текст </text:span><text:span text:style-name="T14">(частота </text:span><text:span text:style-name="T14">употребления </text:span><text:span text:style-name="T14">предлогов - </text:span><text:span text:style-name="T14">важный </text:span><text:span text:style-name="T14">признак)</text:span></text:p>
            <text:p text:style-name="P8"><text:span text:style-name="T14">применяем </text:span><text:span text:style-name="T14">частотный </text:span><text:span text:style-name="T14">анализ</text:span></text:p>
            <text:p text:style-name="P8"><text:span text:style-name="T14">обучаем </text:span><text:span text:style-name="T14">классификато</text:span><text:span text:style-name="T14">р</text:span></text:p>
            <text:p text:style-name="P8"><text:span text:style-name="T14">тестируем </text:span></text:p>
            <text:p text:style-name="P8"><text:span text:style-name="T14"/></text:p>
            <text:p text:style-name="P2"><text:span text:style-name="T30">поиск </text:span><text:span text:style-name="T30">похожих </text:span><text:span text:style-name="T30">текстов</text:span><text:span text:style-name="T26"> </text:span><text:span text:style-name="T14">- </text:span><text:span text:style-name="T14">кластеризаци</text:span><text:span text:style-name="T14">я </text:span></text:p>
            <text:p text:style-name="P8"><text:span text:style-name="T14">собираем </text:span><text:span text:style-name="T14">тексты </text:span></text:p>
            <text:p text:style-name="P8"><text:span text:style-name="T14">чистим текст</text:span></text:p>
            <text:p text:style-name="P8"><text:span text:style-name="T14">применяем </text:span><text:span text:style-name="T14">частотный </text:span><text:span text:style-name="T14">анализ</text:span></text:p>
            <text:p text:style-name="P8"><text:span text:style-name="T14">выполняем </text:span><text:span text:style-name="T14">кластеризаци</text:span><text:span text:style-name="T14">ю (размечаем </text:span><text:span text:style-name="T14">тексты)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</text:span><text:span text:style-name="T10">ный </text:span><text:span text:style-name="T10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6" draw:text-style-name="P27" draw:layer="layout" svg:width="25.4cm" svg:height="11.2cm" svg:x="1.4cm" svg:y="4.6cm">
          <draw:text-box>
            <text:p><text:span text:style-name="T31">Литература</text:span></text:p>
            <text:p><text:span text:style-name="T32"/></text:p>
            <text:p><text:span text:style-name="T32">git clone </text:span><text:span text:style-name="T33">https://github.com/mechanoid5/ml_nlp.git</text:span></text:p>
            <text:p><text:span text:style-name="T32"/></text:p>
            <text:p><text:span text:style-name="T32">К.В. Воронцов <text:s/>Вероятностные тематические модели коллекций </text:span><text:span text:style-name="T32">текстовых документов. <text:s/></text:span></text:p>
            <text:p><text:span text:style-name="T32"/></text:p>
            <text:p><text:span text:style-name="T32">Евгений Борисов <text:s text:c="2"/>Автоматизированная обработка текстов на </text:span><text:span text:style-name="T32">естественном языке, с использованием инструментов языка </text:span><text:span text:style-name="T34">Python </text:span></text:p>
            <text:p><text:span text:style-name="T34"><text:a xlink:href="http://mechanoid.su/ml-text-proc.html" xlink:type="simple">http://mechanoid.su/ml-text-proc.html</text:a></text:span></text:p>
            <text:p><text:span text:style-name="T34"/></text:p>
            <text:p><text:span text:style-name="T34"/></text:p>
            <text:p text:style-name="P26"><text:span text:style-name="T34"/></text:p>
            <text:p><text:span text:style-name="T34">Sebastian Raschka Python Machine Learning - Packt Publishing Ltd, </text:span><text:span text:style-name="T34">2015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><text:span text:style-name="T9">NLP </text:span><text:span text:style-name="T10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11-11T10:14:09.875940977</dc:date>
    <meta:editing-duration>P2DT15H48M37S</meta:editing-duration>
    <meta:editing-cycles>657</meta:editing-cycles>
    <meta:generator>LibreOffice/7.4.2.3$Linux_X86_64 LibreOffice_project/40$Build-3</meta:generator>
    <meta:document-statistic meta:object-count="110"/>
  </office:meta>
</office:document-meta>
</file>